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2" style:family="paragraph" style:parent-style-name="Heading_20_2">
      <style:text-properties fo:font-variant="normal" fo:text-transform="none" fo:color="#373a3c" style:font-name="apple-system" fo:letter-spacing="normal" fo:font-style="normal" fo:font-weight="normal"/>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Ejercicio 8 DFD RENFE</text:h>
      <text:section text:style-name="Sect1" text:name="intro">
        <text:p text:style-name="P1">Con el fin de promocionar el uso del transporte público y el ocio al aire libre, RENFE ha decidido encargar la construcción de un sistema informático que asesore a sus clientes acerca de ‘rutas verdes’ para hacer a pie a partir de sus estaciones de tren. El sistema recibirá periódicamente la siguiente información: x Un informe meteorológico del Instituto Nacional de Meteorología que contendrá las previsiones climáticas para los próximos días. x Datos referentes a las estaciones de tren, horarios y precios de billetes. Esta información será suministrada por RENFE. x Se ha encargado a la empresa “Viajes Najarra” la elaboración e introducción en el sistema de las rutas verdes. Para ello, la empresa podrá solicitar del sistema un informe de las estaciones de RENFE existentes. Los clientes introducirán en el sistema sus preferencias. A partir de estas y los datos antes descritos, se construirá un informe con las rutas aconsejadas. Analice el sistema mediante DFDs (Diagramas de Flujo de Datos), desarrollando exclusivamente los DFDs de nivel 0 y 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35M40S</meta:editing-duration>
    <meta:editing-cycles>4</meta:editing-cycles>
    <meta:generator>OpenOffice/4.1.6$Win32 OpenOffice.org_project/416m1$Build-9790</meta:generator>
    <dc:date>2019-10-09T11:06:48.13</dc:date>
    <meta:document-statistic meta:table-count="0" meta:image-count="0" meta:object-count="0" meta:page-count="1" meta:paragraph-count="2" meta:word-count="174" meta:character-count="1078"/>
    <meta:user-defined meta:name="Info 1"/>
    <meta:user-defined meta:name="Info 2"/>
    <meta:user-defined meta:name="Info 3"/>
    <meta:user-defined meta:name="Info 4"/>
  </office:meta>
</office:document-meta>
</file>